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Phuket">
            <text:p>Phuket</text:p>
          </table:table-cell>
          <table:table-cell office:value-type="string" office:value="OSL">
            <text:p>OSL</text:p>
          </table:table-cell>
          <table:table-cell office:value-type="string" office:value="MR-1531">
            <text:p>MR-1531</text:p>
          </table:table-cell>
          <table:table-cell office:value-type="float" office:value="9.15234">
            <text:p>9.15234</text:p>
          </table:table-cell>
          <table:table-cell office:value-type="float" office:value="98.28666">
            <text:p>98.28666</text:p>
          </table:table-cell>
          <table:table-cell office:value-type="float" office:value="5310.0">
            <text:p>5310.0</text:p>
          </table:table-cell>
          <table:table-cell office:value-type="float" office:value="520.0">
            <text:p>520.0</text:p>
          </table:table-cell>
          <table:table-cell office:value-type="string" office:value="littoral sand">
            <text:p>littoral sand</text:p>
          </table:table-cell>
          <table:table-cell office:value-type="string" office:value="OSL">
            <text:p>OS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2.46">
            <text:p>2.46</text:p>
          </table:table-cell>
          <table:table-cell office:value-type="float" office:value="0.53">
            <text:p>0.53</text:p>
          </table:table-cell>
          <table:table-cell office:value-type="float" office:value="0.53">
            <text:p>0.53</text:p>
          </table:table-cell>
          <table:table-cell office:value-type="string" office:value="ScheffersEtal2012,MannEtal2019">
            <text:p>ScheffersEtal2012,MannEtal2019</text:p>
          </table:table-cell>
        </table:table-row>
        <table:table-row>
          <table:table-cell office:value-type="string" office:value="Phuket">
            <text:p>Phuket</text:p>
          </table:table-cell>
          <table:table-cell office:value-type="string" office:value="OSL">
            <text:p>OSL</text:p>
          </table:table-cell>
          <table:table-cell office:value-type="string" office:value="MR-1528">
            <text:p>MR-1528</text:p>
          </table:table-cell>
          <table:table-cell office:value-type="float" office:value="9.15234">
            <text:p>9.15234</text:p>
          </table:table-cell>
          <table:table-cell office:value-type="float" office:value="98.28666">
            <text:p>98.28666</text:p>
          </table:table-cell>
          <table:table-cell office:value-type="float" office:value="4645.0">
            <text:p>4645.0</text:p>
          </table:table-cell>
          <table:table-cell office:value-type="float" office:value="347.0">
            <text:p>347.0</text:p>
          </table:table-cell>
          <table:table-cell office:value-type="string" office:value="littoral sand">
            <text:p>littoral sand</text:p>
          </table:table-cell>
          <table:table-cell office:value-type="string" office:value="OSL">
            <text:p>OS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2.13">
            <text:p>2.13</text:p>
          </table:table-cell>
          <table:table-cell office:value-type="float" office:value="0.53">
            <text:p>0.53</text:p>
          </table:table-cell>
          <table:table-cell office:value-type="float" office:value="0.53">
            <text:p>0.53</text:p>
          </table:table-cell>
          <table:table-cell office:value-type="string" office:value="ScheffersEtal2012,MannEtal2019">
            <text:p>ScheffersEtal2012,MannEtal2019</text:p>
          </table:table-cell>
        </table:table-row>
        <table:table-row>
          <table:table-cell office:value-type="string" office:value="Phuket">
            <text:p>Phuket</text:p>
          </table:table-cell>
          <table:table-cell office:value-type="string" office:value="radiocarbon">
            <text:p>radiocarbon</text:p>
          </table:table-cell>
          <table:table-cell office:value-type="string" office:value="TY7">
            <text:p>TY7</text:p>
          </table:table-cell>
          <table:table-cell office:value-type="float" office:value="7.75">
            <text:p>7.75</text:p>
          </table:table-cell>
          <table:table-cell office:value-type="float" office:value="98.41667">
            <text:p>98.41667</text:p>
          </table:table-cell>
          <table:table-cell office:value-type="float" office:value="5650.0">
            <text:p>5650.0</text:p>
          </table:table-cell>
          <table:table-cell office:value-type="float" office:value="76.0">
            <text:p>76.0</text:p>
          </table:table-cell>
          <table:table-cell office:value-type="string" office:value="Porites lutea - large in-situ massive fossil corals - reef-front corals">
            <text:p>Porites lutea - large in-situ massive fossil corals - reef-front corals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93.0">
            <text:p>193.0</text:p>
          </table:table-cell>
          <table:table-cell office:value-type="float" office:value="-1.0">
            <text:p>-1.0</text:p>
          </table:table-cell>
          <table:table-cell office:value-type="float" office:value="0.1">
            <text:p>0.1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ScoffinLeTissier1998,MannEtal2019">
            <text:p>ScoffinLeTissier1998,MannEtal2019</text:p>
          </table:table-cell>
        </table:table-row>
        <table:table-row>
          <table:table-cell office:value-type="string" office:value="Phuket">
            <text:p>Phuket</text:p>
          </table:table-cell>
          <table:table-cell office:value-type="string" office:value="OSL">
            <text:p>OSL</text:p>
          </table:table-cell>
          <table:table-cell office:value-type="string" office:value="MR-1524">
            <text:p>MR-1524</text:p>
          </table:table-cell>
          <table:table-cell office:value-type="float" office:value="9.15234">
            <text:p>9.15234</text:p>
          </table:table-cell>
          <table:table-cell office:value-type="float" office:value="98.28666">
            <text:p>98.28666</text:p>
          </table:table-cell>
          <table:table-cell office:value-type="float" office:value="4252.0">
            <text:p>4252.0</text:p>
          </table:table-cell>
          <table:table-cell office:value-type="float" office:value="378.0">
            <text:p>378.0</text:p>
          </table:table-cell>
          <table:table-cell office:value-type="string" office:value="littoral sand">
            <text:p>littoral sand</text:p>
          </table:table-cell>
          <table:table-cell office:value-type="string" office:value="OSL">
            <text:p>OS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1.85">
            <text:p>1.85</text:p>
          </table:table-cell>
          <table:table-cell office:value-type="float" office:value="0.53">
            <text:p>0.53</text:p>
          </table:table-cell>
          <table:table-cell office:value-type="float" office:value="0.53">
            <text:p>0.53</text:p>
          </table:table-cell>
          <table:table-cell office:value-type="string" office:value="ScheffersEtal2012,MannEtal2019">
            <text:p>ScheffersEtal2012,MannEtal2019</text:p>
          </table:table-cell>
        </table:table-row>
        <table:table-row>
          <table:table-cell office:value-type="string" office:value="Phuket">
            <text:p>Phuket</text:p>
          </table:table-cell>
          <table:table-cell office:value-type="string" office:value="radiocarbon">
            <text:p>radiocarbon</text:p>
          </table:table-cell>
          <table:table-cell office:value-type="string" office:value="TY9">
            <text:p>TY9</text:p>
          </table:table-cell>
          <table:table-cell office:value-type="float" office:value="7.75">
            <text:p>7.75</text:p>
          </table:table-cell>
          <table:table-cell office:value-type="float" office:value="98.41667">
            <text:p>98.41667</text:p>
          </table:table-cell>
          <table:table-cell office:value-type="float" office:value="4590.0">
            <text:p>4590.0</text:p>
          </table:table-cell>
          <table:table-cell office:value-type="float" office:value="76.0">
            <text:p>76.0</text:p>
          </table:table-cell>
          <table:table-cell office:value-type="string" office:value="Porites lutea - large in-situ massive fossil corals - reef-front corals">
            <text:p>Porites lutea - large in-situ massive fossil corals - reef-front corals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93.0">
            <text:p>193.0</text:p>
          </table:table-cell>
          <table:table-cell office:value-type="float" office:value="-1.0">
            <text:p>-1.0</text:p>
          </table:table-cell>
          <table:table-cell office:value-type="float" office:value="0.04">
            <text:p>0.04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ScoffinLeTissier1998,MannEtal2019">
            <text:p>ScoffinLeTissier1998,MannEtal2019</text:p>
          </table:table-cell>
        </table:table-row>
        <table:table-row>
          <table:table-cell office:value-type="string" office:value="Phuket">
            <text:p>Phuket</text:p>
          </table:table-cell>
          <table:table-cell office:value-type="string" office:value="radiocarbon">
            <text:p>radiocarbon</text:p>
          </table:table-cell>
          <table:table-cell office:value-type="string" office:value="TY5">
            <text:p>TY5</text:p>
          </table:table-cell>
          <table:table-cell office:value-type="float" office:value="7.75">
            <text:p>7.75</text:p>
          </table:table-cell>
          <table:table-cell office:value-type="float" office:value="98.41667">
            <text:p>98.41667</text:p>
          </table:table-cell>
          <table:table-cell office:value-type="float" office:value="3735.0">
            <text:p>3735.0</text:p>
          </table:table-cell>
          <table:table-cell office:value-type="float" office:value="79.0">
            <text:p>79.0</text:p>
          </table:table-cell>
          <table:table-cell office:value-type="string" office:value="Porites lutea - large in-situ massive fossil corals - reef-front corals">
            <text:p>Porites lutea - large in-situ massive fossil corals - reef-front corals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93.0">
            <text:p>193.0</text:p>
          </table:table-cell>
          <table:table-cell office:value-type="float" office:value="-1.0">
            <text:p>-1.0</text:p>
          </table:table-cell>
          <table:table-cell office:value-type="float" office:value="-0.31">
            <text:p>-0.31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ScoffinLeTissier1998,MannEtal2019">
            <text:p>ScoffinLeTissier1998,MannEtal2019</text:p>
          </table:table-cell>
        </table:table-row>
        <table:table-row>
          <table:table-cell office:value-type="string" office:value="Phuket">
            <text:p>Phuket</text:p>
          </table:table-cell>
          <table:table-cell office:value-type="string" office:value="radiocarbon">
            <text:p>radiocarbon</text:p>
          </table:table-cell>
          <table:table-cell office:value-type="string" office:value="TY4">
            <text:p>TY4</text:p>
          </table:table-cell>
          <table:table-cell office:value-type="float" office:value="7.75">
            <text:p>7.75</text:p>
          </table:table-cell>
          <table:table-cell office:value-type="float" office:value="98.41667">
            <text:p>98.41667</text:p>
          </table:table-cell>
          <table:table-cell office:value-type="float" office:value="4490.0">
            <text:p>4490.0</text:p>
          </table:table-cell>
          <table:table-cell office:value-type="float" office:value="79.0">
            <text:p>79.0</text:p>
          </table:table-cell>
          <table:table-cell office:value-type="string" office:value="Porites lutea - large in-situ massive fossil corals - reef-front corals">
            <text:p>Porites lutea - large in-situ massive fossil corals - reef-front corals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93.0">
            <text:p>193.0</text:p>
          </table:table-cell>
          <table:table-cell office:value-type="float" office:value="-1.0">
            <text:p>-1.0</text:p>
          </table:table-cell>
          <table:table-cell office:value-type="float" office:value="-0.03">
            <text:p>-0.03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ScoffinLeTissier1998,MannEtal2019">
            <text:p>ScoffinLeTissier1998,MannEtal2019</text:p>
          </table:table-cell>
        </table:table-row>
        <table:table-row>
          <table:table-cell office:value-type="string" office:value="Phuket">
            <text:p>Phuket</text:p>
          </table:table-cell>
          <table:table-cell office:value-type="string" office:value="radiocarbon">
            <text:p>radiocarbon</text:p>
          </table:table-cell>
          <table:table-cell office:value-type="string" office:value="UGAMS-8045">
            <text:p>UGAMS-8045</text:p>
          </table:table-cell>
          <table:table-cell office:value-type="float" office:value="9.15234">
            <text:p>9.15234</text:p>
          </table:table-cell>
          <table:table-cell office:value-type="float" office:value="98.28666">
            <text:p>98.28666</text:p>
          </table:table-cell>
          <table:table-cell office:value-type="float" office:value="3080.0">
            <text:p>3080.0</text:p>
          </table:table-cell>
          <table:table-cell office:value-type="float" office:value="30.0">
            <text:p>30.0</text:p>
          </table:table-cell>
          <table:table-cell office:value-type="string" office:value="wood on a swale">
            <text:p>wood on a swale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0.7">
            <text:p>0.7</text:p>
          </table:table-cell>
          <table:table-cell office:value-type="float" office:value="0.53">
            <text:p>0.53</text:p>
          </table:table-cell>
          <table:table-cell office:value-type="float" office:value="0.53">
            <text:p>0.53</text:p>
          </table:table-cell>
          <table:table-cell office:value-type="string" office:value="ScheffersEtal2012,MannEtal2019">
            <text:p>ScheffersEtal2012,MannEtal2019</text:p>
          </table:table-cell>
        </table:table-row>
        <table:table-row>
          <table:table-cell office:value-type="string" office:value="Phuket">
            <text:p>Phuket</text:p>
          </table:table-cell>
          <table:table-cell office:value-type="string" office:value="radiocarbon">
            <text:p>radiocarbon</text:p>
          </table:table-cell>
          <table:table-cell office:value-type="string" office:value="UGAMS-8050">
            <text:p>UGAMS-8050</text:p>
          </table:table-cell>
          <table:table-cell office:value-type="float" office:value="9.15234">
            <text:p>9.15234</text:p>
          </table:table-cell>
          <table:table-cell office:value-type="float" office:value="98.28666">
            <text:p>98.28666</text:p>
          </table:table-cell>
          <table:table-cell office:value-type="float" office:value="3040.0">
            <text:p>3040.0</text:p>
          </table:table-cell>
          <table:table-cell office:value-type="float" office:value="25.0">
            <text:p>25.0</text:p>
          </table:table-cell>
          <table:table-cell office:value-type="string" office:value="wood on a swale">
            <text:p>wood on a swale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0.2">
            <text:p>-0.2</text:p>
          </table:table-cell>
          <table:table-cell office:value-type="float" office:value="0.53">
            <text:p>0.53</text:p>
          </table:table-cell>
          <table:table-cell office:value-type="float" office:value="0.53">
            <text:p>0.53</text:p>
          </table:table-cell>
          <table:table-cell office:value-type="string" office:value="ScheffersEtal2012,MannEtal2019">
            <text:p>ScheffersEtal2012,MannEtal2019</text:p>
          </table:table-cell>
        </table:table-row>
        <table:table-row>
          <table:table-cell office:value-type="string" office:value="Phuket">
            <text:p>Phuket</text:p>
          </table:table-cell>
          <table:table-cell office:value-type="string" office:value="radiocarbon">
            <text:p>radiocarbon</text:p>
          </table:table-cell>
          <table:table-cell office:value-type="string" office:value="TY3">
            <text:p>TY3</text:p>
          </table:table-cell>
          <table:table-cell office:value-type="float" office:value="7.75">
            <text:p>7.75</text:p>
          </table:table-cell>
          <table:table-cell office:value-type="float" office:value="98.41667">
            <text:p>98.41667</text:p>
          </table:table-cell>
          <table:table-cell office:value-type="float" office:value="4625.0">
            <text:p>4625.0</text:p>
          </table:table-cell>
          <table:table-cell office:value-type="float" office:value="76.0">
            <text:p>76.0</text:p>
          </table:table-cell>
          <table:table-cell office:value-type="string" office:value="Porites lutea - large in-situ massive fossil corals - reef-front corals">
            <text:p>Porites lutea - large in-situ massive fossil corals - reef-front corals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93.0">
            <text:p>193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ScoffinLeTissier1998,MannEtal2019">
            <text:p>ScoffinLeTissier1998,MannEtal2019</text:p>
          </table:table-cell>
        </table:table-row>
        <table:table-row>
          <table:table-cell office:value-type="string" office:value="Phuket">
            <text:p>Phuket</text:p>
          </table:table-cell>
          <table:table-cell office:value-type="string" office:value="radiocarbon">
            <text:p>radiocarbon</text:p>
          </table:table-cell>
          <table:table-cell office:value-type="string" office:value="TY2">
            <text:p>TY2</text:p>
          </table:table-cell>
          <table:table-cell office:value-type="float" office:value="7.75">
            <text:p>7.75</text:p>
          </table:table-cell>
          <table:table-cell office:value-type="float" office:value="98.41667">
            <text:p>98.41667</text:p>
          </table:table-cell>
          <table:table-cell office:value-type="float" office:value="6270.0">
            <text:p>6270.0</text:p>
          </table:table-cell>
          <table:table-cell office:value-type="float" office:value="76.0">
            <text:p>76.0</text:p>
          </table:table-cell>
          <table:table-cell office:value-type="string" office:value="Porites lutea - large in-situ massive fossil corals - reef-front corals">
            <text:p>Porites lutea - large in-situ massive fossil corals - reef-front corals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93.0">
            <text:p>193.0</text:p>
          </table:table-cell>
          <table:table-cell office:value-type="float" office:value="-1.0">
            <text:p>-1.0</text:p>
          </table:table-cell>
          <table:table-cell office:value-type="float" office:value="0.17">
            <text:p>0.17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ScoffinLeTissier1998,MannEtal2019">
            <text:p>ScoffinLeTissier1998,MannEtal2019</text:p>
          </table:table-cell>
        </table:table-row>
        <table:table-row>
          <table:table-cell office:value-type="string" office:value="Phuket">
            <text:p>Phuket</text:p>
          </table:table-cell>
          <table:table-cell office:value-type="string" office:value="radiocarbon">
            <text:p>radiocarbon</text:p>
          </table:table-cell>
          <table:table-cell office:value-type="string" office:value="TY11">
            <text:p>TY11</text:p>
          </table:table-cell>
          <table:table-cell office:value-type="float" office:value="7.75">
            <text:p>7.75</text:p>
          </table:table-cell>
          <table:table-cell office:value-type="float" office:value="98.41667">
            <text:p>98.41667</text:p>
          </table:table-cell>
          <table:table-cell office:value-type="float" office:value="2815.0">
            <text:p>2815.0</text:p>
          </table:table-cell>
          <table:table-cell office:value-type="float" office:value="76.0">
            <text:p>76.0</text:p>
          </table:table-cell>
          <table:table-cell office:value-type="string" office:value="Porites lutea - large in-situ massive fossil corals - reef-front corals">
            <text:p>Porites lutea - large in-situ massive fossil corals - reef-front corals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93.0">
            <text:p>193.0</text:p>
          </table:table-cell>
          <table:table-cell office:value-type="float" office:value="-1.0">
            <text:p>-1.0</text:p>
          </table:table-cell>
          <table:table-cell office:value-type="float" office:value="-0.33">
            <text:p>-0.33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ScoffinLeTissier1998,MannEtal2019">
            <text:p>ScoffinLeTissier1998,MannEtal2019</text:p>
          </table:table-cell>
        </table:table-row>
        <table:table-row>
          <table:table-cell office:value-type="string" office:value="Phuket">
            <text:p>Phuket</text:p>
          </table:table-cell>
          <table:table-cell office:value-type="string" office:value="OSL">
            <text:p>OSL</text:p>
          </table:table-cell>
          <table:table-cell office:value-type="string" office:value="MR-1526">
            <text:p>MR-1526</text:p>
          </table:table-cell>
          <table:table-cell office:value-type="float" office:value="9.15234">
            <text:p>9.15234</text:p>
          </table:table-cell>
          <table:table-cell office:value-type="float" office:value="98.28666">
            <text:p>98.28666</text:p>
          </table:table-cell>
          <table:table-cell office:value-type="float" office:value="5025.0">
            <text:p>5025.0</text:p>
          </table:table-cell>
          <table:table-cell office:value-type="float" office:value="400.0">
            <text:p>400.0</text:p>
          </table:table-cell>
          <table:table-cell office:value-type="string" office:value="littoral sand">
            <text:p>littoral sand</text:p>
          </table:table-cell>
          <table:table-cell office:value-type="string" office:value="OSL">
            <text:p>OS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2.09">
            <text:p>2.09</text:p>
          </table:table-cell>
          <table:table-cell office:value-type="float" office:value="0.53">
            <text:p>0.53</text:p>
          </table:table-cell>
          <table:table-cell office:value-type="float" office:value="0.53">
            <text:p>0.53</text:p>
          </table:table-cell>
          <table:table-cell office:value-type="string" office:value="ScheffersEtal2012,MannEtal2019">
            <text:p>ScheffersEtal2012,MannEtal2019</text:p>
          </table:table-cell>
        </table:table-row>
        <table:table-row>
          <table:table-cell office:value-type="string" office:value="Phuket">
            <text:p>Phuket</text:p>
          </table:table-cell>
          <table:table-cell office:value-type="string" office:value="radiocarbon">
            <text:p>radiocarbon</text:p>
          </table:table-cell>
          <table:table-cell office:value-type="string" office:value="TY10">
            <text:p>TY10</text:p>
          </table:table-cell>
          <table:table-cell office:value-type="float" office:value="7.75">
            <text:p>7.75</text:p>
          </table:table-cell>
          <table:table-cell office:value-type="float" office:value="98.41667">
            <text:p>98.41667</text:p>
          </table:table-cell>
          <table:table-cell office:value-type="float" office:value="3620.0">
            <text:p>3620.0</text:p>
          </table:table-cell>
          <table:table-cell office:value-type="float" office:value="76.0">
            <text:p>76.0</text:p>
          </table:table-cell>
          <table:table-cell office:value-type="string" office:value="Porites lutea - large in-situ massive fossil corals - reef-front corals">
            <text:p>Porites lutea - large in-situ massive fossil corals - reef-front corals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93.0">
            <text:p>193.0</text:p>
          </table:table-cell>
          <table:table-cell office:value-type="float" office:value="-1.0">
            <text:p>-1.0</text:p>
          </table:table-cell>
          <table:table-cell office:value-type="float" office:value="-0.17">
            <text:p>-0.17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ScoffinLeTissier1998,MannEtal2019">
            <text:p>ScoffinLeTissier1998,MannEtal2019</text:p>
          </table:table-cell>
        </table:table-row>
        <table:table-row>
          <table:table-cell office:value-type="string" office:value="Phuket">
            <text:p>Phuket</text:p>
          </table:table-cell>
          <table:table-cell office:value-type="string" office:value="radiocarbon">
            <text:p>radiocarbon</text:p>
          </table:table-cell>
          <table:table-cell office:value-type="string" office:value="UGAMS-8051">
            <text:p>UGAMS-8051</text:p>
          </table:table-cell>
          <table:table-cell office:value-type="float" office:value="9.15234">
            <text:p>9.15234</text:p>
          </table:table-cell>
          <table:table-cell office:value-type="float" office:value="98.28666">
            <text:p>98.28666</text:p>
          </table:table-cell>
          <table:table-cell office:value-type="float" office:value="2760.0">
            <text:p>2760.0</text:p>
          </table:table-cell>
          <table:table-cell office:value-type="float" office:value="20.0">
            <text:p>20.0</text:p>
          </table:table-cell>
          <table:table-cell office:value-type="string" office:value="plant fragment on a swale">
            <text:p>plant fragment on a swale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0.21">
            <text:p>0.21</text:p>
          </table:table-cell>
          <table:table-cell office:value-type="float" office:value="0.53">
            <text:p>0.53</text:p>
          </table:table-cell>
          <table:table-cell office:value-type="float" office:value="0.53">
            <text:p>0.53</text:p>
          </table:table-cell>
          <table:table-cell office:value-type="string" office:value="ScheffersEtal2012,MannEtal2019">
            <text:p>ScheffersEtal2012,MannEtal2019</text:p>
          </table:table-cell>
        </table:table-row>
        <table:table-row>
          <table:table-cell office:value-type="string" office:value="Phuket">
            <text:p>Phuket</text:p>
          </table:table-cell>
          <table:table-cell office:value-type="string" office:value="radiocarbon">
            <text:p>radiocarbon</text:p>
          </table:table-cell>
          <table:table-cell office:value-type="string" office:value="TY8">
            <text:p>TY8</text:p>
          </table:table-cell>
          <table:table-cell office:value-type="float" office:value="7.75">
            <text:p>7.75</text:p>
          </table:table-cell>
          <table:table-cell office:value-type="float" office:value="98.41667">
            <text:p>98.41667</text:p>
          </table:table-cell>
          <table:table-cell office:value-type="float" office:value="5220.0">
            <text:p>5220.0</text:p>
          </table:table-cell>
          <table:table-cell office:value-type="float" office:value="76.0">
            <text:p>76.0</text:p>
          </table:table-cell>
          <table:table-cell office:value-type="string" office:value="Porites lutea - large in-situ massive fossil corals - reef-front corals">
            <text:p>Porites lutea - large in-situ massive fossil corals - reef-front corals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93.0">
            <text:p>193.0</text:p>
          </table:table-cell>
          <table:table-cell office:value-type="float" office:value="-1.0">
            <text:p>-1.0</text:p>
          </table:table-cell>
          <table:table-cell office:value-type="float" office:value="0.04">
            <text:p>0.04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ScoffinLeTissier1998,MannEtal2019">
            <text:p>ScoffinLeTissier1998,MannEtal2019</text:p>
          </table:table-cell>
        </table:table-row>
        <table:table-row>
          <table:table-cell office:value-type="string" office:value="Phuket">
            <text:p>Phuket</text:p>
          </table:table-cell>
          <table:table-cell office:value-type="string" office:value="OSL">
            <text:p>OSL</text:p>
          </table:table-cell>
          <table:table-cell office:value-type="string" office:value="MR-0787">
            <text:p>MR-0787</text:p>
          </table:table-cell>
          <table:table-cell office:value-type="float" office:value="9.15234">
            <text:p>9.15234</text:p>
          </table:table-cell>
          <table:table-cell office:value-type="float" office:value="98.28666">
            <text:p>98.28666</text:p>
          </table:table-cell>
          <table:table-cell office:value-type="float" office:value="2480.0">
            <text:p>2480.0</text:p>
          </table:table-cell>
          <table:table-cell office:value-type="float" office:value="240.0">
            <text:p>240.0</text:p>
          </table:table-cell>
          <table:table-cell office:value-type="string" office:value="littoral sand">
            <text:p>littoral sand</text:p>
          </table:table-cell>
          <table:table-cell office:value-type="string" office:value="OSL">
            <text:p>OS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0.22">
            <text:p>-0.22</text:p>
          </table:table-cell>
          <table:table-cell office:value-type="float" office:value="0.53">
            <text:p>0.53</text:p>
          </table:table-cell>
          <table:table-cell office:value-type="float" office:value="0.53">
            <text:p>0.53</text:p>
          </table:table-cell>
          <table:table-cell office:value-type="string" office:value="ScheffersEtal2012,MannEtal2019">
            <text:p>ScheffersEtal2012,MannEtal2019</text:p>
          </table:table-cell>
        </table:table-row>
        <table:table-row>
          <table:table-cell office:value-type="string" office:value="Phuket">
            <text:p>Phuket</text:p>
          </table:table-cell>
          <table:table-cell office:value-type="string" office:value="OSL">
            <text:p>OSL</text:p>
          </table:table-cell>
          <table:table-cell office:value-type="string" office:value="MR-0791">
            <text:p>MR-0791</text:p>
          </table:table-cell>
          <table:table-cell office:value-type="float" office:value="9.15234">
            <text:p>9.15234</text:p>
          </table:table-cell>
          <table:table-cell office:value-type="float" office:value="98.28666">
            <text:p>98.28666</text:p>
          </table:table-cell>
          <table:table-cell office:value-type="float" office:value="2324.0">
            <text:p>2324.0</text:p>
          </table:table-cell>
          <table:table-cell office:value-type="float" office:value="197.0">
            <text:p>197.0</text:p>
          </table:table-cell>
          <table:table-cell office:value-type="string" office:value="littoral sand">
            <text:p>littoral sand</text:p>
          </table:table-cell>
          <table:table-cell office:value-type="string" office:value="OSL">
            <text:p>OS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2.22">
            <text:p>2.22</text:p>
          </table:table-cell>
          <table:table-cell office:value-type="float" office:value="0.53">
            <text:p>0.53</text:p>
          </table:table-cell>
          <table:table-cell office:value-type="float" office:value="0.53">
            <text:p>0.53</text:p>
          </table:table-cell>
          <table:table-cell office:value-type="string" office:value="ScheffersEtal2012,MannEtal2019">
            <text:p>ScheffersEtal2012,MannEtal2019</text:p>
          </table:table-cell>
        </table:table-row>
        <table:table-row>
          <table:table-cell office:value-type="string" office:value="Phuket">
            <text:p>Phuket</text:p>
          </table:table-cell>
          <table:table-cell office:value-type="string" office:value="OSL">
            <text:p>OSL</text:p>
          </table:table-cell>
          <table:table-cell office:value-type="string" office:value="MR-1512">
            <text:p>MR-1512</text:p>
          </table:table-cell>
          <table:table-cell office:value-type="float" office:value="9.15234">
            <text:p>9.15234</text:p>
          </table:table-cell>
          <table:table-cell office:value-type="float" office:value="98.28666">
            <text:p>98.28666</text:p>
          </table:table-cell>
          <table:table-cell office:value-type="float" office:value="5394.0">
            <text:p>5394.0</text:p>
          </table:table-cell>
          <table:table-cell office:value-type="float" office:value="535.0">
            <text:p>535.0</text:p>
          </table:table-cell>
          <table:table-cell office:value-type="string" office:value="littoral sand">
            <text:p>littoral sand</text:p>
          </table:table-cell>
          <table:table-cell office:value-type="string" office:value="OSL">
            <text:p>OS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2.63">
            <text:p>2.63</text:p>
          </table:table-cell>
          <table:table-cell office:value-type="float" office:value="0.53">
            <text:p>0.53</text:p>
          </table:table-cell>
          <table:table-cell office:value-type="float" office:value="0.53">
            <text:p>0.53</text:p>
          </table:table-cell>
          <table:table-cell office:value-type="string" office:value="ScheffersEtal2012,MannEtal2019">
            <text:p>ScheffersEtal2012,MannEtal2019</text:p>
          </table:table-cell>
        </table:table-row>
        <table:table-row>
          <table:table-cell office:value-type="string" office:value="Phuket">
            <text:p>Phuket</text:p>
          </table:table-cell>
          <table:table-cell office:value-type="string" office:value="OSL">
            <text:p>OSL</text:p>
          </table:table-cell>
          <table:table-cell office:value-type="string" office:value="MR-1514">
            <text:p>MR-1514</text:p>
          </table:table-cell>
          <table:table-cell office:value-type="float" office:value="9.15234">
            <text:p>9.15234</text:p>
          </table:table-cell>
          <table:table-cell office:value-type="float" office:value="98.28666">
            <text:p>98.28666</text:p>
          </table:table-cell>
          <table:table-cell office:value-type="float" office:value="4516.0">
            <text:p>4516.0</text:p>
          </table:table-cell>
          <table:table-cell office:value-type="float" office:value="454.0">
            <text:p>454.0</text:p>
          </table:table-cell>
          <table:table-cell office:value-type="string" office:value="littoral sand">
            <text:p>littoral sand</text:p>
          </table:table-cell>
          <table:table-cell office:value-type="string" office:value="OSL">
            <text:p>OS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2.42">
            <text:p>2.42</text:p>
          </table:table-cell>
          <table:table-cell office:value-type="float" office:value="0.53">
            <text:p>0.53</text:p>
          </table:table-cell>
          <table:table-cell office:value-type="float" office:value="0.53">
            <text:p>0.53</text:p>
          </table:table-cell>
          <table:table-cell office:value-type="string" office:value="ScheffersEtal2012,MannEtal2019">
            <text:p>ScheffersEtal2012,MannEtal2019</text:p>
          </table:table-cell>
        </table:table-row>
        <table:table-row>
          <table:table-cell office:value-type="string" office:value="Phuket">
            <text:p>Phuket</text:p>
          </table:table-cell>
          <table:table-cell office:value-type="string" office:value="OSL">
            <text:p>OSL</text:p>
          </table:table-cell>
          <table:table-cell office:value-type="string" office:value="MR-1519">
            <text:p>MR-1519</text:p>
          </table:table-cell>
          <table:table-cell office:value-type="float" office:value="9.15234">
            <text:p>9.15234</text:p>
          </table:table-cell>
          <table:table-cell office:value-type="float" office:value="98.28666">
            <text:p>98.28666</text:p>
          </table:table-cell>
          <table:table-cell office:value-type="float" office:value="3028.0">
            <text:p>3028.0</text:p>
          </table:table-cell>
          <table:table-cell office:value-type="float" office:value="351.0">
            <text:p>351.0</text:p>
          </table:table-cell>
          <table:table-cell office:value-type="string" office:value="littoral sand">
            <text:p>littoral sand</text:p>
          </table:table-cell>
          <table:table-cell office:value-type="string" office:value="OSL">
            <text:p>OS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0.2">
            <text:p>-0.2</text:p>
          </table:table-cell>
          <table:table-cell office:value-type="float" office:value="0.53">
            <text:p>0.53</text:p>
          </table:table-cell>
          <table:table-cell office:value-type="float" office:value="0.53">
            <text:p>0.53</text:p>
          </table:table-cell>
          <table:table-cell office:value-type="string" office:value="ScheffersEtal2012,MannEtal2019">
            <text:p>ScheffersEtal2012,MannEtal2019</text:p>
          </table:table-cell>
        </table:table-row>
        <table:table-row>
          <table:table-cell office:value-type="string" office:value="Phuket">
            <text:p>Phuket</text:p>
          </table:table-cell>
          <table:table-cell office:value-type="string" office:value="OSL">
            <text:p>OSL</text:p>
          </table:table-cell>
          <table:table-cell office:value-type="string" office:value="MR-1522">
            <text:p>MR-1522</text:p>
          </table:table-cell>
          <table:table-cell office:value-type="float" office:value="9.15234">
            <text:p>9.15234</text:p>
          </table:table-cell>
          <table:table-cell office:value-type="float" office:value="98.28666">
            <text:p>98.28666</text:p>
          </table:table-cell>
          <table:table-cell office:value-type="float" office:value="4416.0">
            <text:p>4416.0</text:p>
          </table:table-cell>
          <table:table-cell office:value-type="float" office:value="421.0">
            <text:p>421.0</text:p>
          </table:table-cell>
          <table:table-cell office:value-type="string" office:value="littoral sand">
            <text:p>littoral sand</text:p>
          </table:table-cell>
          <table:table-cell office:value-type="string" office:value="OSL">
            <text:p>OS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1.64">
            <text:p>1.64</text:p>
          </table:table-cell>
          <table:table-cell office:value-type="float" office:value="0.53">
            <text:p>0.53</text:p>
          </table:table-cell>
          <table:table-cell office:value-type="float" office:value="0.53">
            <text:p>0.53</text:p>
          </table:table-cell>
          <table:table-cell office:value-type="string" office:value="ScheffersEtal2012,MannEtal2019">
            <text:p>ScheffersEtal2012,MannEtal2019</text:p>
          </table:table-cell>
        </table:table-row>
        <table:table-row>
          <table:table-cell office:value-type="string" office:value="Phuket">
            <text:p>Phuket</text:p>
          </table:table-cell>
          <table:table-cell office:value-type="string" office:value="radiocarbon">
            <text:p>radiocarbon</text:p>
          </table:table-cell>
          <table:table-cell office:value-type="string" office:value="TY1">
            <text:p>TY1</text:p>
          </table:table-cell>
          <table:table-cell office:value-type="float" office:value="7.75">
            <text:p>7.75</text:p>
          </table:table-cell>
          <table:table-cell office:value-type="float" office:value="98.41667">
            <text:p>98.41667</text:p>
          </table:table-cell>
          <table:table-cell office:value-type="float" office:value="6335.0">
            <text:p>6335.0</text:p>
          </table:table-cell>
          <table:table-cell office:value-type="float" office:value="76.0">
            <text:p>76.0</text:p>
          </table:table-cell>
          <table:table-cell office:value-type="string" office:value="Porites lutea - large in-situ massive fossil corals - reef-front corals">
            <text:p>Porites lutea - large in-situ massive fossil corals - reef-front corals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93.0">
            <text:p>193.0</text:p>
          </table:table-cell>
          <table:table-cell office:value-type="float" office:value="-1.0">
            <text:p>-1.0</text:p>
          </table:table-cell>
          <table:table-cell office:value-type="float" office:value="0.19">
            <text:p>0.19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ScoffinLeTissier1998,MannEtal2019">
            <text:p>ScoffinLeTissier1998,MannEtal2019</text:p>
          </table:table-cell>
        </table:table-row>
        <table:table-row>
          <table:table-cell office:value-type="string" office:value="Phuket">
            <text:p>Phuket</text:p>
          </table:table-cell>
          <table:table-cell office:value-type="string" office:value="radiocarbon">
            <text:p>radiocarbon</text:p>
          </table:table-cell>
          <table:table-cell office:value-type="string" office:value="TY6">
            <text:p>TY6</text:p>
          </table:table-cell>
          <table:table-cell office:value-type="float" office:value="7.75">
            <text:p>7.75</text:p>
          </table:table-cell>
          <table:table-cell office:value-type="float" office:value="98.41667">
            <text:p>98.41667</text:p>
          </table:table-cell>
          <table:table-cell office:value-type="float" office:value="2600.0">
            <text:p>2600.0</text:p>
          </table:table-cell>
          <table:table-cell office:value-type="float" office:value="76.0">
            <text:p>76.0</text:p>
          </table:table-cell>
          <table:table-cell office:value-type="string" office:value="Porites lutea - large in-situ massive fossil corals - reef-front corals">
            <text:p>Porites lutea - large in-situ massive fossil corals - reef-front corals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93.0">
            <text:p>193.0</text:p>
          </table:table-cell>
          <table:table-cell office:value-type="float" office:value="-1.0">
            <text:p>-1.0</text:p>
          </table:table-cell>
          <table:table-cell office:value-type="float" office:value="-0.44">
            <text:p>-0.44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ScoffinLeTissier1998,MannEtal2019">
            <text:p>ScoffinLeTissier1998,MannEtal2019</text:p>
          </table:table-cell>
        </table:table-row>
        <table:table-row>
          <table:table-cell office:value-type="string" office:value="Phuket">
            <text:p>Phuket</text:p>
          </table:table-cell>
          <table:table-cell office:value-type="string" office:value="radiocarbon">
            <text:p>radiocarbon</text:p>
          </table:table-cell>
          <table:table-cell office:value-type="string" office:value="Beta-298427">
            <text:p>Beta-298427</text:p>
          </table:table-cell>
          <table:table-cell office:value-type="float" office:value="8.19188">
            <text:p>8.19188</text:p>
          </table:table-cell>
          <table:table-cell office:value-type="float" office:value="98.49018">
            <text:p>98.49018</text:p>
          </table:table-cell>
          <table:table-cell office:value-type="float" office:value="3560.0">
            <text:p>3560.0</text:p>
          </table:table-cell>
          <table:table-cell office:value-type="float" office:value="30.0">
            <text:p>30.0</text:p>
          </table:table-cell>
          <table:table-cell office:value-type="string" office:value="In situ belts of saccostrea cucullata">
            <text:p>In situ belts of saccostrea cucullata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93.0">
            <text:p>193.0</text:p>
          </table:table-cell>
          <table:table-cell office:value-type="float" office:value="0.0">
            <text:p/>
          </table:table-cell>
          <table:table-cell office:value-type="float" office:value="0.802">
            <text:p>0.802</text:p>
          </table:table-cell>
          <table:table-cell office:value-type="float" office:value="1.89">
            <text:p>1.89</text:p>
          </table:table-cell>
          <table:table-cell office:value-type="float" office:value="1.89">
            <text:p>1.89</text:p>
          </table:table-cell>
          <table:table-cell office:value-type="string" office:value="ScheffersEtal2012,MannEtal2019">
            <text:p>ScheffersEtal2012,MannEtal2019</text:p>
          </table:table-cell>
        </table:table-row>
        <table:table-row>
          <table:table-cell office:value-type="string" office:value="Phuket">
            <text:p>Phuket</text:p>
          </table:table-cell>
          <table:table-cell office:value-type="string" office:value="radiocarbon">
            <text:p>radiocarbon</text:p>
          </table:table-cell>
          <table:table-cell office:value-type="string" office:value="Beta-298452">
            <text:p>Beta-298452</text:p>
          </table:table-cell>
          <table:table-cell office:value-type="float" office:value="7.92364">
            <text:p>7.92364</text:p>
          </table:table-cell>
          <table:table-cell office:value-type="float" office:value="98.23776">
            <text:p>98.23776</text:p>
          </table:table-cell>
          <table:table-cell office:value-type="float" office:value="5960.0">
            <text:p>5960.0</text:p>
          </table:table-cell>
          <table:table-cell office:value-type="float" office:value="60.0">
            <text:p>60.0</text:p>
          </table:table-cell>
          <table:table-cell office:value-type="string" office:value="Mostly Porites lutea - no further details">
            <text:p>Mostly Porites lutea - no further details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93.0">
            <text:p>193.0</text:p>
          </table:table-cell>
          <table:table-cell office:value-type="float" office:value="-1.0">
            <text:p>-1.0</text:p>
          </table:table-cell>
          <table:table-cell office:value-type="float" office:value="-0.18">
            <text:p>-0.18</text:p>
          </table:table-cell>
          <table:table-cell office:value-type="float" office:value="0.53">
            <text:p>0.53</text:p>
          </table:table-cell>
          <table:table-cell office:value-type="float" office:value="0.53">
            <text:p>0.53</text:p>
          </table:table-cell>
          <table:table-cell office:value-type="string" office:value="ScheffersEtal2012,MannEtal2019">
            <text:p>ScheffersEtal2012,MannEtal2019</text:p>
          </table:table-cell>
        </table:table-row>
        <table:table-row>
          <table:table-cell office:value-type="string" office:value="Phuket">
            <text:p>Phuket</text:p>
          </table:table-cell>
          <table:table-cell office:value-type="string" office:value="radiocarbon">
            <text:p>radiocarbon</text:p>
          </table:table-cell>
          <table:table-cell office:value-type="string" office:value="Beta-298454">
            <text:p>Beta-298454</text:p>
          </table:table-cell>
          <table:table-cell office:value-type="float" office:value="7.92364">
            <text:p>7.92364</text:p>
          </table:table-cell>
          <table:table-cell office:value-type="float" office:value="98.23776">
            <text:p>98.23776</text:p>
          </table:table-cell>
          <table:table-cell office:value-type="float" office:value="4380.0">
            <text:p>4380.0</text:p>
          </table:table-cell>
          <table:table-cell office:value-type="float" office:value="50.0">
            <text:p>50.0</text:p>
          </table:table-cell>
          <table:table-cell office:value-type="string" office:value="Mostly Porites lutea - no further details">
            <text:p>Mostly Porites lutea - no further details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93.0">
            <text:p>193.0</text:p>
          </table:table-cell>
          <table:table-cell office:value-type="float" office:value="-1.0">
            <text:p>-1.0</text:p>
          </table:table-cell>
          <table:table-cell office:value-type="float" office:value="-0.11">
            <text:p>-0.11</text:p>
          </table:table-cell>
          <table:table-cell office:value-type="float" office:value="0.53">
            <text:p>0.53</text:p>
          </table:table-cell>
          <table:table-cell office:value-type="float" office:value="0.53">
            <text:p>0.53</text:p>
          </table:table-cell>
          <table:table-cell office:value-type="string" office:value="ScheffersEtal2012,MannEtal2019">
            <text:p>ScheffersEtal2012,MannEtal2019</text:p>
          </table:table-cell>
        </table:table-row>
        <table:table-row>
          <table:table-cell office:value-type="string" office:value="Phuket">
            <text:p>Phuket</text:p>
          </table:table-cell>
          <table:table-cell office:value-type="string" office:value="radiocarbon">
            <text:p>radiocarbon</text:p>
          </table:table-cell>
          <table:table-cell office:value-type="string" office:value="Beta-298453">
            <text:p>Beta-298453</text:p>
          </table:table-cell>
          <table:table-cell office:value-type="float" office:value="7.92364">
            <text:p>7.92364</text:p>
          </table:table-cell>
          <table:table-cell office:value-type="float" office:value="98.23776">
            <text:p>98.23776</text:p>
          </table:table-cell>
          <table:table-cell office:value-type="float" office:value="830.0">
            <text:p>830.0</text:p>
          </table:table-cell>
          <table:table-cell office:value-type="float" office:value="40.0">
            <text:p>40.0</text:p>
          </table:table-cell>
          <table:table-cell office:value-type="string" office:value="Mostly Porites lutea - no further details">
            <text:p>Mostly Porites lutea - no further details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93.0">
            <text:p>193.0</text:p>
          </table:table-cell>
          <table:table-cell office:value-type="float" office:value="-1.0">
            <text:p>-1.0</text:p>
          </table:table-cell>
          <table:table-cell office:value-type="float" office:value="-0.63">
            <text:p>-0.63</text:p>
          </table:table-cell>
          <table:table-cell office:value-type="float" office:value="0.53">
            <text:p>0.53</text:p>
          </table:table-cell>
          <table:table-cell office:value-type="float" office:value="0.53">
            <text:p>0.53</text:p>
          </table:table-cell>
          <table:table-cell office:value-type="string" office:value="ScheffersEtal2012,MannEtal2019">
            <text:p>ScheffersEtal2012,MannEtal2019</text:p>
          </table:table-cell>
        </table:table-row>
        <table:table-row>
          <table:table-cell office:value-type="string" office:value="Phuket">
            <text:p>Phuket</text:p>
          </table:table-cell>
          <table:table-cell office:value-type="string" office:value="radiocarbon">
            <text:p>radiocarbon</text:p>
          </table:table-cell>
          <table:table-cell office:value-type="string" office:value="Beta-298451">
            <text:p>Beta-298451</text:p>
          </table:table-cell>
          <table:table-cell office:value-type="float" office:value="7.92364">
            <text:p>7.92364</text:p>
          </table:table-cell>
          <table:table-cell office:value-type="float" office:value="98.23776">
            <text:p>98.23776</text:p>
          </table:table-cell>
          <table:table-cell office:value-type="float" office:value="830.0">
            <text:p>830.0</text:p>
          </table:table-cell>
          <table:table-cell office:value-type="float" office:value="50.0">
            <text:p>50.0</text:p>
          </table:table-cell>
          <table:table-cell office:value-type="string" office:value="Mostly Porites lutea - no further details">
            <text:p>Mostly Porites lutea - no further details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93.0">
            <text:p>193.0</text:p>
          </table:table-cell>
          <table:table-cell office:value-type="float" office:value="-1.0">
            <text:p>-1.0</text:p>
          </table:table-cell>
          <table:table-cell office:value-type="float" office:value="-0.26">
            <text:p>-0.26</text:p>
          </table:table-cell>
          <table:table-cell office:value-type="float" office:value="0.53">
            <text:p>0.53</text:p>
          </table:table-cell>
          <table:table-cell office:value-type="float" office:value="0.53">
            <text:p>0.53</text:p>
          </table:table-cell>
          <table:table-cell office:value-type="string" office:value="ScheffersEtal2012,MannEtal2019">
            <text:p>ScheffersEtal2012,MannEtal2019</text:p>
          </table:table-cell>
        </table:table-row>
        <table:table-row>
          <table:table-cell office:value-type="string" office:value="Phuket">
            <text:p>Phuket</text:p>
          </table:table-cell>
          <table:table-cell office:value-type="string" office:value="radiocarbon">
            <text:p>radiocarbon</text:p>
          </table:table-cell>
          <table:table-cell office:value-type="string" office:value="Beta-298450">
            <text:p>Beta-298450</text:p>
          </table:table-cell>
          <table:table-cell office:value-type="float" office:value="7.92364">
            <text:p>7.92364</text:p>
          </table:table-cell>
          <table:table-cell office:value-type="float" office:value="98.23776">
            <text:p>98.23776</text:p>
          </table:table-cell>
          <table:table-cell office:value-type="float" office:value="5760.0">
            <text:p>5760.0</text:p>
          </table:table-cell>
          <table:table-cell office:value-type="float" office:value="50.0">
            <text:p>50.0</text:p>
          </table:table-cell>
          <table:table-cell office:value-type="string" office:value="Mostly Porites lutea - no further details">
            <text:p>Mostly Porites lutea - no further details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93.0">
            <text:p>193.0</text:p>
          </table:table-cell>
          <table:table-cell office:value-type="float" office:value="-1.0">
            <text:p>-1.0</text:p>
          </table:table-cell>
          <table:table-cell office:value-type="float" office:value="-0.29">
            <text:p>-0.29</text:p>
          </table:table-cell>
          <table:table-cell office:value-type="float" office:value="0.53">
            <text:p>0.53</text:p>
          </table:table-cell>
          <table:table-cell office:value-type="float" office:value="0.53">
            <text:p>0.53</text:p>
          </table:table-cell>
          <table:table-cell office:value-type="string" office:value="ScheffersEtal2012,MannEtal2019">
            <text:p>ScheffersEtal2012,MannEtal2019</text:p>
          </table:table-cell>
        </table:table-row>
        <table:table-row>
          <table:table-cell office:value-type="string" office:value="Phuket">
            <text:p>Phuket</text:p>
          </table:table-cell>
          <table:table-cell office:value-type="string" office:value="radiocarbon">
            <text:p>radiocarbon</text:p>
          </table:table-cell>
          <table:table-cell office:value-type="string" office:value="Beta-298449">
            <text:p>Beta-298449</text:p>
          </table:table-cell>
          <table:table-cell office:value-type="float" office:value="7.92364">
            <text:p>7.92364</text:p>
          </table:table-cell>
          <table:table-cell office:value-type="float" office:value="98.23776">
            <text:p>98.23776</text:p>
          </table:table-cell>
          <table:table-cell office:value-type="float" office:value="1120.0">
            <text:p>1120.0</text:p>
          </table:table-cell>
          <table:table-cell office:value-type="float" office:value="40.0">
            <text:p>40.0</text:p>
          </table:table-cell>
          <table:table-cell office:value-type="string" office:value="Mostly Porites lutea - no further details">
            <text:p>Mostly Porites lutea - no further details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93.0">
            <text:p>193.0</text:p>
          </table:table-cell>
          <table:table-cell office:value-type="float" office:value="-1.0">
            <text:p>-1.0</text:p>
          </table:table-cell>
          <table:table-cell office:value-type="float" office:value="-0.32">
            <text:p>-0.32</text:p>
          </table:table-cell>
          <table:table-cell office:value-type="float" office:value="0.53">
            <text:p>0.53</text:p>
          </table:table-cell>
          <table:table-cell office:value-type="float" office:value="0.53">
            <text:p>0.53</text:p>
          </table:table-cell>
          <table:table-cell office:value-type="string" office:value="ScheffersEtal2012,MannEtal2019">
            <text:p>ScheffersEtal2012,MannEtal2019</text:p>
          </table:table-cell>
        </table:table-row>
        <table:table-row>
          <table:table-cell office:value-type="string" office:value="Phuket">
            <text:p>Phuket</text:p>
          </table:table-cell>
          <table:table-cell office:value-type="string" office:value="radiocarbon">
            <text:p>radiocarbon</text:p>
          </table:table-cell>
          <table:table-cell office:value-type="string" office:value="Beta-298447">
            <text:p>Beta-298447</text:p>
          </table:table-cell>
          <table:table-cell office:value-type="float" office:value="7.92364">
            <text:p>7.92364</text:p>
          </table:table-cell>
          <table:table-cell office:value-type="float" office:value="98.23776">
            <text:p>98.23776</text:p>
          </table:table-cell>
          <table:table-cell office:value-type="float" office:value="1280.0">
            <text:p>1280.0</text:p>
          </table:table-cell>
          <table:table-cell office:value-type="float" office:value="40.0">
            <text:p>40.0</text:p>
          </table:table-cell>
          <table:table-cell office:value-type="string" office:value="Mostly Porites lutea - no further details">
            <text:p>Mostly Porites lutea - no further details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93.0">
            <text:p>193.0</text:p>
          </table:table-cell>
          <table:table-cell office:value-type="float" office:value="-1.0">
            <text:p>-1.0</text:p>
          </table:table-cell>
          <table:table-cell office:value-type="float" office:value="-0.47">
            <text:p>-0.47</text:p>
          </table:table-cell>
          <table:table-cell office:value-type="float" office:value="0.53">
            <text:p>0.53</text:p>
          </table:table-cell>
          <table:table-cell office:value-type="float" office:value="0.53">
            <text:p>0.53</text:p>
          </table:table-cell>
          <table:table-cell office:value-type="string" office:value="ScheffersEtal2012,MannEtal2019">
            <text:p>ScheffersEtal2012,MannEtal2019</text:p>
          </table:table-cell>
        </table:table-row>
        <table:table-row>
          <table:table-cell office:value-type="string" office:value="Phuket">
            <text:p>Phuket</text:p>
          </table:table-cell>
          <table:table-cell office:value-type="string" office:value="radiocarbon">
            <text:p>radiocarbon</text:p>
          </table:table-cell>
          <table:table-cell office:value-type="string" office:value="Beta-298448">
            <text:p>Beta-298448</text:p>
          </table:table-cell>
          <table:table-cell office:value-type="float" office:value="7.92364">
            <text:p>7.92364</text:p>
          </table:table-cell>
          <table:table-cell office:value-type="float" office:value="98.23776">
            <text:p>98.23776</text:p>
          </table:table-cell>
          <table:table-cell office:value-type="float" office:value="1220.0">
            <text:p>1220.0</text:p>
          </table:table-cell>
          <table:table-cell office:value-type="float" office:value="40.0">
            <text:p>40.0</text:p>
          </table:table-cell>
          <table:table-cell office:value-type="string" office:value="Mostly Porites lutea - no further details">
            <text:p>Mostly Porites lutea - no further details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93.0">
            <text:p>193.0</text:p>
          </table:table-cell>
          <table:table-cell office:value-type="float" office:value="-1.0">
            <text:p>-1.0</text:p>
          </table:table-cell>
          <table:table-cell office:value-type="float" office:value="-0.47">
            <text:p>-0.47</text:p>
          </table:table-cell>
          <table:table-cell office:value-type="float" office:value="0.53">
            <text:p>0.53</text:p>
          </table:table-cell>
          <table:table-cell office:value-type="float" office:value="0.53">
            <text:p>0.53</text:p>
          </table:table-cell>
          <table:table-cell office:value-type="string" office:value="ScheffersEtal2012,MannEtal2019">
            <text:p>ScheffersEtal2012,MannEtal2019</text:p>
          </table:table-cell>
        </table:table-row>
        <table:table-row>
          <table:table-cell office:value-type="string" office:value="Phuket">
            <text:p>Phuket</text:p>
          </table:table-cell>
          <table:table-cell office:value-type="string" office:value="radiocarbon">
            <text:p>radiocarbon</text:p>
          </table:table-cell>
          <table:table-cell office:value-type="string" office:value="Beta-298445">
            <text:p>Beta-298445</text:p>
          </table:table-cell>
          <table:table-cell office:value-type="float" office:value="8.19188">
            <text:p>8.19188</text:p>
          </table:table-cell>
          <table:table-cell office:value-type="float" office:value="98.49018">
            <text:p>98.49018</text:p>
          </table:table-cell>
          <table:table-cell office:value-type="float" office:value="2740.0">
            <text:p>2740.0</text:p>
          </table:table-cell>
          <table:table-cell office:value-type="float" office:value="30.0">
            <text:p>30.0</text:p>
          </table:table-cell>
          <table:table-cell office:value-type="string" office:value="In situ belts of saccostrea cucullata">
            <text:p>In situ belts of saccostrea cucullata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93.0">
            <text:p>193.0</text:p>
          </table:table-cell>
          <table:table-cell office:value-type="float" office:value="0.0">
            <text:p/>
          </table:table-cell>
          <table:table-cell office:value-type="float" office:value="0.602">
            <text:p>0.602</text:p>
          </table:table-cell>
          <table:table-cell office:value-type="float" office:value="1.89">
            <text:p>1.89</text:p>
          </table:table-cell>
          <table:table-cell office:value-type="float" office:value="1.89">
            <text:p>1.89</text:p>
          </table:table-cell>
          <table:table-cell office:value-type="string" office:value="ScheffersEtal2012,MannEtal2019">
            <text:p>ScheffersEtal2012,MannEtal2019</text:p>
          </table:table-cell>
        </table:table-row>
        <table:table-row>
          <table:table-cell office:value-type="string" office:value="Phuket">
            <text:p>Phuket</text:p>
          </table:table-cell>
          <table:table-cell office:value-type="string" office:value="radiocarbon">
            <text:p>radiocarbon</text:p>
          </table:table-cell>
          <table:table-cell office:value-type="string" office:value="Beta-298444">
            <text:p>Beta-298444</text:p>
          </table:table-cell>
          <table:table-cell office:value-type="float" office:value="8.19188">
            <text:p>8.19188</text:p>
          </table:table-cell>
          <table:table-cell office:value-type="float" office:value="98.49018">
            <text:p>98.49018</text:p>
          </table:table-cell>
          <table:table-cell office:value-type="float" office:value="1610.0">
            <text:p>1610.0</text:p>
          </table:table-cell>
          <table:table-cell office:value-type="float" office:value="30.0">
            <text:p>30.0</text:p>
          </table:table-cell>
          <table:table-cell office:value-type="string" office:value="In situ belts of saccostrea cucullata">
            <text:p>In situ belts of saccostrea cucullata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93.0">
            <text:p>193.0</text:p>
          </table:table-cell>
          <table:table-cell office:value-type="float" office:value="0.0">
            <text:p/>
          </table:table-cell>
          <table:table-cell office:value-type="float" office:value="-0.398">
            <text:p>-0.398</text:p>
          </table:table-cell>
          <table:table-cell office:value-type="float" office:value="1.89">
            <text:p>1.89</text:p>
          </table:table-cell>
          <table:table-cell office:value-type="float" office:value="1.89">
            <text:p>1.89</text:p>
          </table:table-cell>
          <table:table-cell office:value-type="string" office:value="ScheffersEtal2012,MannEtal2019">
            <text:p>ScheffersEtal2012,MannEtal2019</text:p>
          </table:table-cell>
        </table:table-row>
        <table:table-row>
          <table:table-cell office:value-type="string" office:value="Phuket">
            <text:p>Phuket</text:p>
          </table:table-cell>
          <table:table-cell office:value-type="string" office:value="radiocarbon">
            <text:p>radiocarbon</text:p>
          </table:table-cell>
          <table:table-cell office:value-type="string" office:value="Beta-298443">
            <text:p>Beta-298443</text:p>
          </table:table-cell>
          <table:table-cell office:value-type="float" office:value="8.23769">
            <text:p>8.23769</text:p>
          </table:table-cell>
          <table:table-cell office:value-type="float" office:value="98.50398">
            <text:p>98.50398</text:p>
          </table:table-cell>
          <table:table-cell office:value-type="float" office:value="3790.0">
            <text:p>3790.0</text:p>
          </table:table-cell>
          <table:table-cell office:value-type="float" office:value="30.0">
            <text:p>30.0</text:p>
          </table:table-cell>
          <table:table-cell office:value-type="string" office:value="In situ belts of saccostrea cucullata">
            <text:p>In situ belts of saccostrea cucullata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93.0">
            <text:p>193.0</text:p>
          </table:table-cell>
          <table:table-cell office:value-type="float" office:value="0.0">
            <text:p/>
          </table:table-cell>
          <table:table-cell office:value-type="float" office:value="0.383">
            <text:p>0.383</text:p>
          </table:table-cell>
          <table:table-cell office:value-type="float" office:value="1.92">
            <text:p>1.92</text:p>
          </table:table-cell>
          <table:table-cell office:value-type="float" office:value="1.92">
            <text:p>1.92</text:p>
          </table:table-cell>
          <table:table-cell office:value-type="string" office:value="ScheffersEtal2012,MannEtal2019">
            <text:p>ScheffersEtal2012,MannEtal2019</text:p>
          </table:table-cell>
        </table:table-row>
        <table:table-row>
          <table:table-cell office:value-type="string" office:value="Phuket">
            <text:p>Phuket</text:p>
          </table:table-cell>
          <table:table-cell office:value-type="string" office:value="radiocarbon">
            <text:p>radiocarbon</text:p>
          </table:table-cell>
          <table:table-cell office:value-type="string" office:value="Beta-298441">
            <text:p>Beta-298441</text:p>
          </table:table-cell>
          <table:table-cell office:value-type="float" office:value="8.1995">
            <text:p>8.1995</text:p>
          </table:table-cell>
          <table:table-cell office:value-type="float" office:value="98.49304">
            <text:p>98.49304</text:p>
          </table:table-cell>
          <table:table-cell office:value-type="float" office:value="2490.0">
            <text:p>2490.0</text:p>
          </table:table-cell>
          <table:table-cell office:value-type="float" office:value="30.0">
            <text:p>30.0</text:p>
          </table:table-cell>
          <table:table-cell office:value-type="string" office:value="In situ belts of saccostrea cucullata">
            <text:p>In situ belts of saccostrea cucullata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93.0">
            <text:p>193.0</text:p>
          </table:table-cell>
          <table:table-cell office:value-type="float" office:value="0.0">
            <text:p/>
          </table:table-cell>
          <table:table-cell office:value-type="float" office:value="-0.103">
            <text:p>-0.103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ScheffersEtal2012,MannEtal2019">
            <text:p>ScheffersEtal2012,MannEtal2019</text:p>
          </table:table-cell>
        </table:table-row>
        <table:table-row>
          <table:table-cell office:value-type="string" office:value="Phuket">
            <text:p>Phuket</text:p>
          </table:table-cell>
          <table:table-cell office:value-type="string" office:value="radiocarbon">
            <text:p>radiocarbon</text:p>
          </table:table-cell>
          <table:table-cell office:value-type="string" office:value="Beta-298428">
            <text:p>Beta-298428</text:p>
          </table:table-cell>
          <table:table-cell office:value-type="float" office:value="8.19188">
            <text:p>8.19188</text:p>
          </table:table-cell>
          <table:table-cell office:value-type="float" office:value="98.49018">
            <text:p>98.49018</text:p>
          </table:table-cell>
          <table:table-cell office:value-type="float" office:value="5350.0">
            <text:p>5350.0</text:p>
          </table:table-cell>
          <table:table-cell office:value-type="float" office:value="40.0">
            <text:p>40.0</text:p>
          </table:table-cell>
          <table:table-cell office:value-type="string" office:value="In situ belts of saccostrea cucullata">
            <text:p>In situ belts of saccostrea cucullata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93.0">
            <text:p>193.0</text:p>
          </table:table-cell>
          <table:table-cell office:value-type="float" office:value="0.0">
            <text:p/>
          </table:table-cell>
          <table:table-cell office:value-type="float" office:value="1.502">
            <text:p>1.502</text:p>
          </table:table-cell>
          <table:table-cell office:value-type="float" office:value="1.89">
            <text:p>1.89</text:p>
          </table:table-cell>
          <table:table-cell office:value-type="float" office:value="1.89">
            <text:p>1.89</text:p>
          </table:table-cell>
          <table:table-cell office:value-type="string" office:value="ScheffersEtal2012,MannEtal2019">
            <text:p>ScheffersEtal2012,MannEtal2019</text:p>
          </table:table-cell>
        </table:table-row>
        <table:table-row>
          <table:table-cell office:value-type="string" office:value="Phuket">
            <text:p>Phuket</text:p>
          </table:table-cell>
          <table:table-cell office:value-type="string" office:value="radiocarbon">
            <text:p>radiocarbon</text:p>
          </table:table-cell>
          <table:table-cell office:value-type="string" office:value="Beta-298426">
            <text:p>Beta-298426</text:p>
          </table:table-cell>
          <table:table-cell office:value-type="float" office:value="8.19188">
            <text:p>8.19188</text:p>
          </table:table-cell>
          <table:table-cell office:value-type="float" office:value="98.49018">
            <text:p>98.49018</text:p>
          </table:table-cell>
          <table:table-cell office:value-type="float" office:value="2730.0">
            <text:p>2730.0</text:p>
          </table:table-cell>
          <table:table-cell office:value-type="float" office:value="30.0">
            <text:p>30.0</text:p>
          </table:table-cell>
          <table:table-cell office:value-type="string" office:value="In situ belts of saccostrea cucullata">
            <text:p>In situ belts of saccostrea cucullata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93.0">
            <text:p>193.0</text:p>
          </table:table-cell>
          <table:table-cell office:value-type="float" office:value="0.0">
            <text:p/>
          </table:table-cell>
          <table:table-cell office:value-type="float" office:value="-0.248">
            <text:p>-0.248</text:p>
          </table:table-cell>
          <table:table-cell office:value-type="float" office:value="1.89">
            <text:p>1.89</text:p>
          </table:table-cell>
          <table:table-cell office:value-type="float" office:value="1.89">
            <text:p>1.89</text:p>
          </table:table-cell>
          <table:table-cell office:value-type="string" office:value="ScheffersEtal2012,MannEtal2019">
            <text:p>ScheffersEtal2012,MannEtal2019</text:p>
          </table:table-cell>
        </table:table-row>
        <table:table-row>
          <table:table-cell office:value-type="string" office:value="Phuket">
            <text:p>Phuket</text:p>
          </table:table-cell>
          <table:table-cell office:value-type="string" office:value="radiocarbon">
            <text:p>radiocarbon</text:p>
          </table:table-cell>
          <table:table-cell office:value-type="string" office:value="Beta-298446">
            <text:p>Beta-298446</text:p>
          </table:table-cell>
          <table:table-cell office:value-type="float" office:value="7.92364">
            <text:p>7.92364</text:p>
          </table:table-cell>
          <table:table-cell office:value-type="float" office:value="98.23776">
            <text:p>98.23776</text:p>
          </table:table-cell>
          <table:table-cell office:value-type="float" office:value="6280.0">
            <text:p>6280.0</text:p>
          </table:table-cell>
          <table:table-cell office:value-type="float" office:value="50.0">
            <text:p>50.0</text:p>
          </table:table-cell>
          <table:table-cell office:value-type="string" office:value="Mostly Porites lutea - no further details">
            <text:p>Mostly Porites lutea - no further details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93.0">
            <text:p>193.0</text:p>
          </table:table-cell>
          <table:table-cell office:value-type="float" office:value="-1.0">
            <text:p>-1.0</text:p>
          </table:table-cell>
          <table:table-cell office:value-type="float" office:value="-0.65">
            <text:p>-0.65</text:p>
          </table:table-cell>
          <table:table-cell office:value-type="float" office:value="0.53">
            <text:p>0.53</text:p>
          </table:table-cell>
          <table:table-cell office:value-type="float" office:value="0.53">
            <text:p>0.53</text:p>
          </table:table-cell>
          <table:table-cell office:value-type="string" office:value="ScheffersEtal2012,MannEtal2019">
            <text:p>ScheffersEtal2012,MannEtal20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